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RedirectOutputForm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RedirectOutputFormException.IllegalRedirectOutputFormException( String forwardName , String actionName , FlowController flowController , String outputFo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RedirectOutputForm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